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Heading_20_Big" style:master-page-name="Standard">
      <style:paragraph-properties style:page-number="auto"/>
      <style:text-properties officeooo:paragraph-rsid="002931d8"/>
    </style:style>
    <style:style style:name="P4" style:family="paragraph" style:parent-style-name="Heading_20_Anmeldung">
      <style:text-properties officeooo:paragraph-rsid="00a41992"/>
    </style:style>
    <style:style style:name="P5" style:family="paragraph" style:parent-style-name="Text_20_Body_20_Anmeldung">
      <style:text-properties officeooo:paragraph-rsid="00a41992"/>
    </style:style>
    <style:style style:name="T1" style:family="text">
      <style:text-properties officeooo:rsid="002931d8"/>
    </style:style>
    <style:style style:name="T2" style:family="text">
      <style:text-properties officeooo:rsid="0084028e"/>
    </style:style>
    <style:style style:name="T3" style:family="text">
      <style:text-properties fo:language="zxx" fo:country="none"/>
    </style:style>
    <style:style style:name="T4" style:family="text">
      <style:text-properties officeooo:rsid="00988e39"/>
    </style:style>
    <style:style style:name="T5" style:family="text">
      <style:text-properties officeooo:rsid="0098fc91"/>
    </style:style>
    <style:style style:name="T6" style:family="text">
      <style:text-properties officeooo:rsid="009f3d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<text:span text:style-name="Absatz-Standardschriftart">{{</text:span><text:span text:style-name="ProxeusFormula">input.FirmaGerman</text:span><text:span text:style-name="Absatz-Standardschriftart">}}</text:span>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5"><text:span text:style-name="Absatz-Standardschriftart">{</text:span><text:span text:style-name="ProxeusFormula">% </text:span><text:span text:style-name="ProxeusCode">if input.FirmaFrench !</text:span><text:span text:style-name="ProxeusCode"><text:span text:style-name="T5">= '' </text:span></text:span><text:span text:style-name="ProxeusFormula">%}</text:span><text:span text:style-name="Absatz-Standardschriftart">{{</text:span><text:span text:style-name="ProxeusFormula">input.FirmaFrench</text:span><text:span text:style-name="Absatz-Standardschriftart">}} SA</text:span></text:p>
      <text:p text:style-name="P5"><text:span text:style-name="Absatz-Standardschriftart">{</text:span><text:span text:style-name="ProxeusFormula">% </text:span><text:span text:style-name="ProxeusCode">endif </text:span><text:span text:style-name="ProxeusFormula">%}</text:span><text:span text:style-name="Absatz-Standardschriftart">{</text:span><text:span text:style-name="ProxeusFormula">% </text:span><text:span text:style-name="ProxeusCode">if input.FirmaEnglish != ''</text:span><text:span text:style-name="ProxeusFormula">%}</text:span><text:span text:style-name="Absatz-Standardschriftart">{{</text:span><text:span text:style-name="ProxeusFormula">input.FirmaEnglish</text:span><text:span text:style-name="Absatz-Standardschriftart">}} Ltd</text:span></text:p>
      <text:p text:style-name="P5"><text:span text:style-name="Absatz-Standardschriftart">{</text:span><text:span text:style-name="ProxeusFormula">% </text:span><text:span text:style-name="ProxeusCode">endif </text:span><text:span text:style-name="ProxeusFormula">%}</text:span><text:span text:style-name="Absatz-Standardschriftart">{</text:span><text:span text:style-name="ProxeusFormula">% </text:span><text:span text:style-name="ProxeusCode">if (input.FirmaFrench == ''</text:span><text:span text:style-name="ProxeusCode"><text:span text:style-name="T3">)</text:span></text:span><text:span text:style-name="ProxeusFormula"> and (</text:span><text:span text:style-name="ProxeusCode">input.FirmaEnglish == '') </text:span><text:span text:style-name="ProxeusFormula">%}</text:span><text:span text:style-name="Absatz-Standardschriftart">--</text:span></text:p>
      <text:p text:style-name="P4"><text:span text:style-name="Absatz-Standardschriftart">{% endif %}</text:span><text:span text:style-name="Absatz-Standardschriftart">Sitz</text:span></text:p>
      <text:p text:style-name="Text_20_Body_20_Anmeldung"><text:span text:style-name="Absatz-Standardschriftart">{{</text:span><text:span text:style-name="ProxeusFormula">input.HeadquarterRegisteredOffice</text:span><text:span text:style-name="Absatz-Standardschriftart">}} / {{</text:span><text:span text:style-name="ProxeusFormula">input.HeadquarterCanton</text:span><text:span text:style-name="Absatz-Standardschriftart">}}</text:span></text:p>
      <text:p text:style-name="Heading_20_Anmeldung"><text:span text:style-name="Absatz-Standardschriftart">Domizil</text:span></text:p>
      <text:p text:style-name="P2"><text:span text:style-name="Absatz-Standardschriftart">{</text:span><text:span text:style-name="ProxeusFormula">% </text:span><text:span text:style-name="ProxeusCode">if input.HeadquarterAddressExtra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AddressExtra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Street</text:span><text:span text:style-name="Absatz-Standardschriftart">}} {{</text:span><text:span text:style-name="ProxeusFormula">input.HeadquarterStreetNumber</text:span><text:span text:style-name="Absatz-Standardschriftart">}}, {</text:span><text:span text:style-name="ProxeusFormula">%</text:span><text:span text:style-name="ProxeusCode">if input.HeadquarterStreetAddOn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StreetAddOn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ZIP</text:span><text:span text:style-name="Absatz-Standardschriftart">}} {{</text:span><text:span text:style-name="ProxeusFormula">input.HeadquarterCity</text:span><text:span text:style-name="Absatz-Standardschriftart">}}{</text:span><text:span text:style-name="ProxeusFormula">%</text:span><text:span text:style-name="ProxeusCode">if input.HeadquarterAddressExtra </text:span><text:span text:style-name="ProxeusCode"><text:span text:style-name="T2">is empty </text:span></text:span><text:span text:style-name="ProxeusFormula">%}</text:span><text:span text:style-name="Absatz-Standardschriftart"> (eigenes Rechtsdomizil){</text:span><text:span text:style-name="ProxeusFormula">%</text:span><text:span text:style-name="ProxeusCode">endif</text:span><text:span text:style-name="ProxeusFormula">%}</text:span>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<text:span text:style-name="Absatz-Standardschriftart">{{</text:span><text:span text:style-name="ProxeusFormula">input.DateOfStatutes</text:span><text:span text:style-name="Absatz-Standardschriftart">}}</text:span></text:p>
      <text:p text:style-name="Heading_20_Anmeldung"><text:span text:style-name="Absatz-Standardschriftar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{{input.FirmaGerman}}</text:bookmark-ref> 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32:27.831455093</dc:date>
    <meta:editing-duration>PT15H18M40S</meta:editing-duration>
    <meta:editing-cycles>122</meta:editing-cycles>
    <meta:generator>LibreOffice/5.3.6.1$Linux_X86_64 LibreOffice_project/30$Build-1</meta:generator>
    <meta:document-statistic meta:table-count="0" meta:image-count="0" meta:object-count="0" meta:page-count="1" meta:paragraph-count="17" meta:word-count="82" meta:character-count="927" meta:non-whitespace-character-count="862"/>
  </office:meta>
</office:document-meta>
</file>